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paragraph-rsid="0018e1d6"/>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text-properties officeooo:paragraph-rsid="0018e1d6"/>
    </style:style>
    <style:style style:name="P7" style:family="paragraph" style:parent-style-name="Text_20_body" style:list-style-name="L3">
      <style:paragraph-properties fo:margin-top="0in" fo:margin-bottom="0in" style:contextual-spacing="false"/>
      <style:text-properties officeooo:paragraph-rsid="0018e1d6"/>
    </style:style>
    <style:style style:name="P8" style:family="paragraph" style:parent-style-name="Text_20_body" style:list-style-name="L3">
      <style:text-properties fo:font-weight="bold" officeooo:rsid="000ca9ae" officeooo:paragraph-rsid="0018e1d6" style:font-weight-asian="bold" style:font-weight-complex="bold"/>
    </style:style>
    <style:style style:name="P9" style:family="paragraph" style:parent-style-name="Text_20_body">
      <style:text-properties fo:font-weight="bold" officeooo:rsid="000ca9ae" officeooo:paragraph-rsid="0018e1d6" style:font-weight-asian="bold" style:font-weight-complex="bold"/>
    </style:style>
    <style:style style:name="P10" style:family="paragraph" style:parent-style-name="Text_20_body" style:list-style-name="L6">
      <style:text-properties officeooo:paragraph-rsid="0018e1d6"/>
    </style:style>
    <style:style style:name="P11" style:family="paragraph" style:parent-style-name="Text_20_body" style:list-style-name="L6">
      <style:paragraph-properties fo:margin-top="0in" fo:margin-bottom="0in" style:contextual-spacing="false"/>
      <style:text-properties officeooo:paragraph-rsid="0018e1d6"/>
    </style:style>
    <style:style style:name="P12" style:family="paragraph" style:parent-style-name="Text_20_body" style:list-style-name="L7">
      <style:text-properties officeooo:paragraph-rsid="0018e1d6"/>
    </style:style>
    <style:style style:name="P13" style:family="paragraph" style:parent-style-name="Text_20_body" style:list-style-name="L7">
      <style:paragraph-properties fo:margin-top="0in" fo:margin-bottom="0in" style:contextual-spacing="false"/>
      <style:text-properties officeooo:paragraph-rsid="0018e1d6"/>
    </style:style>
    <style:style style:name="P14" style:family="paragraph" style:parent-style-name="Text_20_body">
      <style:text-properties officeooo:paragraph-rsid="0018e1d6"/>
    </style:style>
    <style:style style:name="T1"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Introduction</text:h>
      <text:p text:style-name="Text_20_body">The emergency server is designed to handle client requests for various emergency services, such as police, ambulance, fire station, vehicle repair, food delivery, and blood bank numbers. The server and clients communicate through a discovery-based mechanism, allowing clients to identify and connect to the server without knowing its IP address or hostname.</text:p>
      <text:h text:style-name="Heading_20_4" text:outline-level="4">Client-Side Protocol</text:h>
      <text:list text:style-name="L1">
        <text:list-item>
          <text:p text:style-name="P2"><text:span text:style-name="Strong_20_Emphasis">Service Discovery</text:span>:</text:p>
          <text:list>
            <text:list-item>
              <text:p text:style-name="P3">Clients use a UDP broadcast mechanism to discover the emergency server. They broadcast a message ("DISCOVER_EMERGENCY_SERVER") to a predefined discovery port (10841).</text:p>
            </text:list-item>
            <text:list-item>
              <text:p text:style-name="P3">The client sends multiple discovery requests to ensure reliability and waits for a response using the <text:span text:style-name="Source_20_Text">poll()</text:span> function with a 2-second timeout to handle potential delays or packet loss.</text:p>
            </text:list-item>
            <text:list-item>
              <text:p text:style-name="P3">If a response is received from the server, it contains the server's IP address and port number, which is then used to establish a connection.</text:p>
            </text:list-item>
          </text:list>
        </text:list-item>
        <text:list-item>
          <text:p text:style-name="P2"><text:span text:style-name="Strong_20_Emphasis">Service Selection and Request</text:span>:</text:p>
          <text:list>
            <text:list-item>
              <text:p text:style-name="P3">After discovering the server, the client presents a list of available emergency services (e.g., police, ambulance) and prompts the user to choose a service.</text:p>
            </text:list-item>
            <text:list-item>
              <text:p text:style-name="P3">Once a service is selected, the client establishes a TCP connection with the server and sends the request.</text:p>
            </text:list-item>
            <text:list-item>
              <text:p text:style-name="P3">The request format is a simple text message, such as "POLICE" or "AMBULANCE", which the server parses to provide the appropriate response.</text:p>
            </text:list-item>
          </text:list>
        </text:list-item>
        <text:list-item>
          <text:p text:style-name="P2"><text:span text:style-name="Strong_20_Emphasis">Response Handling</text:span>:</text:p>
          <text:list>
            <text:list-item>
              <text:p text:style-name="P3">The server sends back the requested information, such as the contact number for the chosen service.</text:p>
            </text:list-item>
            <text:list-item>
              <text:p text:style-name="P2">The client displays the received response to the user and gives the option to make further requests or exit.</text:p>
            </text:list-item>
          </text:list>
        </text:list-item>
      </text:list>
      <text:h text:style-name="Heading_20_4" text:outline-level="4">Server-Side Protocol</text:h>
      <text:list text:style-name="L2">
        <text:list-item>
          <text:p text:style-name="P4"><text:span text:style-name="Strong_20_Emphasis">Discovery Response</text:span>:</text:p>
          <text:list>
            <text:list-item>
              <text:p text:style-name="P5">The server listens for incoming discovery messages on a specified UDP port (10841).</text:p>
            </text:list-item>
            <text:list-item>
              <text:p text:style-name="P5">Upon receiving a discovery request, the server replies with its IP address and the port number on which it runs the TCP service.</text:p>
            </text:list-item>
            <text:list-item>
              <text:p text:style-name="P5">This allows clients to establish a direct TCP connection with the server for further communication.</text:p>
            </text:list-item>
          </text:list>
        </text:list-item>
        <text:list-item>
          <text:p text:style-name="P4"><text:span text:style-name="Strong_20_Emphasis">Service Handling</text:span>:</text:p>
          <text:list>
            <text:list-item>
              <text:p text:style-name="P5">The server is configured to listen on a specific TCP port for client connections.</text:p>
            </text:list-item>
            <text:list-item>
              <text:p text:style-name="P5">When a client connects, the server accepts the connection and reads the request.</text:p>
            </text:list-item>
            <text:list-item>
              <text:p text:style-name="P5">Based on the client's request (e.g., "POLICE", "AMBULANCE"), the server retrieves the corresponding contact number from its records and sends it back to the client.<text:line-break/></text:p>
            </text:list-item>
          </text:list>
        </text:list-item>
        <text:list-item>
          <text:p text:style-name="P4"><text:soft-page-break/><text:span text:style-name="Strong_20_Emphasis">Concurrent Client Handling</text:span>:</text:p>
          <text:list>
            <text:list-item>
              <text:p text:style-name="P5">The server uses the <text:span text:style-name="Source_20_Text">poll()</text:span> function to monitor multiple client connections simultaneously, enabling it to handle multiple clients in parallel.</text:p>
            </text:list-item>
            <text:list-item>
              <text:p text:style-name="P5">Each client is added to a poll structure, and the server processes incoming requests as they arrive.</text:p>
            </text:list-item>
            <text:list-item>
              <text:p text:style-name="P4">This design ensures that the server can efficiently manage multiple client queries without blocking or delay.</text:p>
            </text:list-item>
          </text:list>
        </text:list-item>
      </text:list>
      <text:p text:style-name="Text_20_body">The protocol ensures that clients can easily discover and connect to the emergency server, even without prior knowledge of its address. The use of UDP for discovery and TCP for reliable service communication ensures both efficiency and reliability in emergency scenarios.</text:p>
      <text:p text:style-name="Text_20_body"/>
      <text:h text:style-name="P1" text:outline-level="4">Code Overview</text:h>
      <text:list text:style-name="L3">
        <text:list-item>
          <text:p text:style-name="P6"><text:span text:style-name="Strong_20_Emphasis">Client Code</text:span>:</text:p>
          <text:list>
            <text:list-item>
              <text:p text:style-name="P7">The client code starts by broadcasting a discovery message to locate the emergency server. It creates a UDP socket and enables broadcasting using <text:span text:style-name="Source_20_Text">setsockopt()</text:span> to allow broadcast messages.</text:p>
            </text:list-item>
            <text:list-item>
              <text:p text:style-name="P7">A loop attempts multiple discoveries, waiting for a response with the <text:span text:style-name="Source_20_Text">poll()</text:span> function to handle timeouts.</text:p>
            </text:list-item>
            <text:list-item>
              <text:p text:style-name="P7">Upon receiving the server's IP and port, the client establishes a TCP connection to request specific services.</text:p>
            </text:list-item>
            <text:list-item>
              <text:p text:style-name="P7">The code is designed with error handling for socket creation, broadcasting, and connection failures, ensuring robust operation under various network conditions.</text:p>
            </text:list-item>
          </text:list>
        </text:list-item>
        <text:list-item>
          <text:p text:style-name="P6"><text:span text:style-name="Strong_20_Emphasis">Server Code</text:span>:</text:p>
          <text:list>
            <text:list-item>
              <text:p text:style-name="P7">The server code initializes by creating a UDP socket for discovery responses and a TCP socket for handling client requests.</text:p>
            </text:list-item>
            <text:list-item>
              <text:p text:style-name="P7">It binds the TCP socket to a specific port and listens for incoming connections.</text:p>
            </text:list-item>
            <text:list-item>
              <text:p text:style-name="P7">The server manages client connections using <text:span text:style-name="Source_20_Text">poll()</text:span> to handle simultaneous queries, ensuring that each client request is processed promptly without blocking other connections.</text:p>
            </text:list-item>
            <text:list-item>
              <text:p text:style-name="P7">Each client request is parsed to identify the requested service, and a corresponding response (e.g., contact number) is sent back to the client.</text:p>
            </text:list-item>
            <text:list-item>
              <text:p text:style-name="P6">The server also handles errors during socket operations, such as failed <text:span text:style-name="Source_20_Text">accept()</text:span> calls or invalid requests, providing appropriate error messages and maintaining service availability.</text:p>
            </text:list-item>
            <text:list-item>
              <text:p text:style-name="P8">Unique Feature : <text:span text:style-name="T1">The Server stores the client logs , containing client IP , Port Number , Type of service availed in a CSV file dynamically as the clients connect to the server .</text:span></text:p>
            </text:list-item>
          </text:list>
        </text:list-item>
      </text:list>
      <text:p text:style-name="P9"><text:span text:style-name="T1"/></text:p>
      <text:p text:style-name="P9"><text:span text:style-name="T1"/></text:p>
      <text:h text:style-name="P1" text:outline-level="4"><text:soft-page-break/>Adherence to Constraints</text:h>
      <text:list text:style-name="L6">
        <text:list-item>
          <text:p text:style-name="P10"><text:span text:style-name="Strong_20_Emphasis">No Prior Knowledge of Server Address</text:span>:</text:p>
          <text:list>
            <text:list-item>
              <text:p text:style-name="P11">Clients do not require the server's IP or hostname initially. The discovery process allows clients to locate the server through broadcast, satisfying this constraint.</text:p>
            </text:list-item>
            <text:list-item>
              <text:p text:style-name="P11">By implementing a UDP-based discovery mechanism, clients dynamically identify the server, ensuring flexibility and adaptability.</text:p>
            </text:list-item>
          </text:list>
        </text:list-item>
        <text:list-item>
          <text:p text:style-name="P10"><text:span text:style-name="Strong_20_Emphasis">Reliability of Emergency Services</text:span>:</text:p>
          <text:list>
            <text:list-item>
              <text:p text:style-name="P11">The server is designed to handle multiple client connections concurrently using <text:span text:style-name="Source_20_Text">poll()</text:span>, which ensures responsiveness and availability.</text:p>
            </text:list-item>
            <text:list-item>
              <text:p text:style-name="P11">The use of TCP for service communication guarantees the delivery of emergency service information to clients without packet loss.</text:p>
            </text:list-item>
            <text:list-item>
              <text:p text:style-name="P11">Error handling in both client and server code ensures that unexpected conditions are managed gracefully, contributing to the reliability of the system.</text:p>
            </text:list-item>
          </text:list>
        </text:list-item>
        <text:list-item>
          <text:p text:style-name="P10"><text:span text:style-name="Strong_20_Emphasis">Server Running on a Specific Port</text:span>:</text:p>
          <text:list>
            <text:list-item>
              <text:p text:style-name="P11">The server is explicitly configured to bind to a known TCP port, ensuring consistency in communication.</text:p>
            </text:list-item>
            <text:list-item>
              <text:p text:style-name="P11">The discovery response includes this port number, enabling clients to connect directly to the intended service port.</text:p>
            </text:list-item>
          </text:list>
        </text:list-item>
        <text:list-item>
          <text:p text:style-name="P10"><text:span text:style-name="Strong_20_Emphasis">Handling Multiple Clients in Parallel</text:span>:</text:p>
          <text:list>
            <text:list-item>
              <text:p text:style-name="P11">The server uses a non-blocking approach with <text:span text:style-name="Source_20_Text">poll()</text:span> to manage multiple clients, allowing it to process simultaneous requests without delays.</text:p>
            </text:list-item>
            <text:list-item>
              <text:p text:style-name="P10">This design enables efficient resource utilization and ensures that each client receives prompt responses, even under high load conditions.</text:p>
            </text:list-item>
          </text:list>
        </text:list-item>
      </text:list>
      <text:h text:style-name="P1" text:outline-level="4">Code Quality</text:h>
      <text:list text:style-name="L7">
        <text:list-item>
          <text:p text:style-name="P12"><text:span text:style-name="Strong_20_Emphasis">Error-Free and Warning Handling</text:span>:</text:p>
          <text:list>
            <text:list-item>
              <text:p text:style-name="P13">The code is written to check return values of socket operations and handle failures with descriptive error messages.</text:p>
            </text:list-item>
            <text:list-item>
              <text:p text:style-name="P13">Potential issues, such as connection timeouts or failed socket creation, are managed to prevent crashes or unexpected behavior.</text:p>
              <text:p text:style-name="P13"/>
            </text:list-item>
          </text:list>
        </text:list-item>
        <text:list-item>
          <text:p text:style-name="P12"><text:span text:style-name="Strong_20_Emphasis">Optimization</text:span>:</text:p>
          <text:list>
            <text:list-item>
              <text:p text:style-name="P13">The server's use of <text:span text:style-name="Source_20_Text">poll()</text:span> minimizes CPU usage by waiting for events on multiple sockets simultaneously, optimizing resource use.</text:p>
            </text:list-item>
            <text:list-item>
              <text:p text:style-name="P12">The client’s retry mechanism in discovery ensures connection reliability without excessive network traffic.</text:p>
            </text:list-item>
          </text:list>
        </text:list-item>
      </text:list>
      <text:h text:style-name="P1" text:outline-level="4">Conclusion</text:h>
      <text:p text:style-name="P14">The implementation of the emergency server and client follows the given constraints and ensures a reliable, efficient, and user-friendly solution for emergency service queries. The design choices made in the code, such as the discovery mechanism and concurrent client handling, provide a robust foundation for real-world use ca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21:34:11.839663012</meta:creation-date>
    <dc:date>2024-10-21T21:55:34.954128342</dc:date>
    <meta:editing-duration>PT8M6S</meta:editing-duration>
    <meta:editing-cycles>2</meta:editing-cycles>
    <meta:generator>LibreOffice/24.2.6.2$Linux_X86_64 LibreOffice_project/420$Build-2</meta:generator>
    <meta:document-statistic meta:table-count="0" meta:image-count="0" meta:object-count="0" meta:page-count="3" meta:paragraph-count="65" meta:word-count="1042" meta:character-count="6693" meta:non-whitespace-character-count="5769"/>
  </office:meta>
</office:document-meta>
</file>